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The variety of technologies are used to implement memory systems and across this spectrum of technologies" svg:font-family="'The variety of technologies are used to implement memory systems and across this spectrum of technologies'"/>
    <style:font-face style:name="Time" svg:font-family="Time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Gubbi" svg:font-family="Gubbi" style:font-pitch="variable"/>
    <style:font-face style:name="Jamrul" svg:font-family="Jamrul" style:font-adornments="Normal" style:font-pitch="variable"/>
    <style:font-face style:name="Purisa" svg:font-family="Purisa" style:font-pitch="variable"/>
    <style:font-face style:name="Samanata" svg:font-family="Samanata" style:font-pitch="variable"/>
    <style:font-face style:name="Tibetan Machine Uni" svg:font-family="'Tibetan Machine Uni'" style:font-pitch="variable"/>
    <style:font-face style:name="Waree" svg:font-family="Waree" style:font-pitch="variable"/>
    <style:font-face style:name="Yrsa Light" svg:font-family="'Yrsa Light'" style:font-pitch="variable"/>
    <style:font-face style:name="Yrsa Medium1" svg:font-family="'Yrsa Medium'" style:font-pitch="variable"/>
    <style:font-face style:name="Yrsa Medium" svg:font-family="'Yrsa Medium'" style:font-adornments="Medium" style:font-pitch="variable"/>
    <style:font-face style:name="padmaa-Bold.1.1" svg:font-family="padmaa-Bold.1.1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line-height="200%"/>
      <style:text-properties fo:color="#2a6099" style:font-name="Time"/>
    </style:style>
    <style:style style:name="P2" style:family="paragraph" style:parent-style-name="List_20_Paragraph">
      <style:text-properties officeooo:paragraph-rsid="00085f17"/>
    </style:style>
    <style:style style:name="P3" style:family="paragraph" style:parent-style-name="List_20_Paragraph" style:master-page-name="">
      <loext:graphic-properties draw:fill="none"/>
      <style:paragraph-properties fo:margin-left="0.3752in" fo:margin-right="0in" fo:margin-top="0in" fo:margin-bottom="0.111in" loext:contextual-spacing="true" fo:line-height="200%" fo:text-align="start" style:justify-single-word="false" fo:orphans="2" fo:widows="2" fo:text-indent="0in" style:auto-text-indent="false" style:page-number="auto" fo:background-color="transparent" style:writing-mode="lr-tb"/>
      <style:text-properties fo:color="#2a6099"/>
    </style:style>
    <style:style style:name="P4" style:family="paragraph" style:parent-style-name="List_20_Paragraph" style:master-page-name="">
      <loext:graphic-properties draw:fill="none"/>
      <style:paragraph-properties fo:margin-left="-0.0618in" fo:margin-right="0in" fo:margin-top="0in" fo:margin-bottom="0.111in" loext:contextual-spacing="true" fo:line-height="200%" fo:text-align="center" style:justify-single-word="false" fo:orphans="2" fo:widows="2" fo:text-indent="0in" style:auto-text-indent="false" style:page-number="auto" fo:background-color="transparent" style:writing-mode="lr-tb"/>
      <style:text-properties fo:color="#158466" officeooo:paragraph-rsid="00085f17"/>
    </style:style>
    <style:style style:name="P5" style:family="paragraph" style:parent-style-name="Standard">
      <style:paragraph-properties fo:line-height="200%"/>
      <style:text-properties fo:color="#2a6099" officeooo:paragraph-rsid="00085f17"/>
    </style:style>
    <style:style style:name="P6" style:family="paragraph" style:parent-style-name="Standard">
      <style:paragraph-properties fo:line-height="200%"/>
      <style:text-properties fo:color="#000000" style:font-name="Liberation Mono" fo:font-weight="normal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1.0618in" fo:margin-right="0in" fo:margin-top="0in" fo:margin-bottom="0.111in" loext:contextual-spacing="false" fo:line-height="200%" fo:text-align="start" style:justify-single-word="false" fo:orphans="2" fo:widows="2" fo:text-indent="-1.0618in" style:auto-text-indent="false" fo:background-color="transparent" style:writing-mode="lr-tb">
        <style:tab-stops>
          <style:tab-stop style:position="0.3126in"/>
        </style:tab-stops>
      </style:paragraph-properties>
      <style:text-properties officeooo:paragraph-rsid="00085f17"/>
    </style:style>
    <style:style style:name="P8" style:family="paragraph" style:parent-style-name="Standard">
      <style:paragraph-properties fo:margin-left="0in" fo:margin-right="0in" fo:line-height="200%" fo:text-indent="0in" style:auto-text-indent="false"/>
      <style:text-properties fo:color="#000000" style:font-name="Liberation Mono" fo:font-weight="normal" style:font-weight-asian="normal" style:font-weight-complex="normal"/>
    </style:style>
    <style:style style:name="P9" style:family="paragraph" style:master-page-name="Standard">
      <style:paragraph-properties style:page-number="auto" style:writing-mode="lr-tb"/>
      <style:text-properties style:font-name="Jamrul"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size="20pt" style:font-size-asian="20pt" style:font-name-complex="Times New Roman1" style:font-size-complex="20pt"/>
    </style:style>
    <style:style style:name="T2" style:family="text">
      <style:text-properties fo:font-size="20pt" officeooo:rsid="00085f17" style:font-size-asian="20pt" style:font-name-complex="Times New Roman1" style:font-size-complex="20pt"/>
    </style:style>
    <style:style style:name="T3" style:family="text"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T4" style:family="text">
      <style:text-properties style:font-name="Times New Roman" fo:font-size="18pt" fo:font-weight="bold" officeooo:rsid="00085f17" style:font-size-asian="18pt" style:font-weight-asian="bold" style:font-name-complex="Times New Roman1" style:font-size-complex="18pt" style:font-weight-complex="bold"/>
    </style:style>
    <style:style style:name="T5" style:family="text">
      <style:text-properties officeooo:rsid="00085f17"/>
    </style:style>
    <style:style style:name="T6" style:family="text">
      <style:text-properties fo:color="#000000" style:font-name="Liberation Mono" fo:font-size="20pt" fo:font-style="normal" fo:font-weight="normal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7" style:family="text">
      <style:text-properties fo:color="#000000" style:font-name="Liberation Mono" fo:font-size="20pt" fo:font-style="normal" fo:font-weight="normal" officeooo:rsid="00085f17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8" style:family="text">
      <style:text-properties fo:color="#2a6099"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T9" style:family="text">
      <style:text-properties fo:color="#2a6099" style:font-name="Times New Roman" fo:font-size="18pt" fo:font-weight="bold" officeooo:rsid="00085f17" style:font-size-asian="18pt" style:font-weight-asian="bold" style:font-name-complex="Times New Roman1" style:font-size-complex="18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me : Marco Ehab <text:s text:c="2"/></text:p>
      <text:p text:style-name="P7"><text:span text:style-name="T7">1.</text:span><text:span text:style-name="T6">List the access method on Memory? </text:span></text:p>
      <text:p text:style-name="P5"><text:span text:style-name="T3"><text:s text:c="6"/>Sequential access , Direct access ,Random access , </text:span><text:span text:style-name="T4">Associative</text:span></text:p>
      <text:p text:style-name="P6"><text:span text:style-name="T2">2.</text:span><text:span text:style-name="T1">Write notes about “Word” on Memory?</text:span></text:p>
      <text:p text:style-name="P3"><text:span text:style-name="T3">Word the “natural” unit of organization of memory . the size of a word is typically equal to the number of bits used to represent an integer and to the instruction length . unfortunately there are many exceptions , the cray 90 has a 64-bit word length but used a 46-bit integer representation</text:span></text:p>
      <text:p text:style-name="P8"><text:span text:style-name="T2">3.</text:span><text:span text:style-name="T1">Write notes about Memory hierarchy?</text:span></text:p>
      <text:p text:style-name="P2"><text:span text:style-name="T8">There is a trade off among the 3 key characteristics of memory 1- </text:span><text:span text:style-name="T9">C</text:span><text:span text:style-name="T8">apacity <text:s/>2-</text:span><text:span text:style-name="T9">A</text:span><text:span text:style-name="T8">ccess </text:span><text:span text:style-name="T9">T</text:span><text:span text:style-name="T8">ime <text:s/>3- </text:span><text:span text:style-name="T9">T</text:span><text:span text:style-name="T8">he </text:span><text:span text:style-name="T9">C</text:span><text:span text:style-name="T8">ost <text:s/></text:span></text:p>
      <text:p text:style-name="P4"><text:span text:style-name="T4">The variety of technologies are used to implement memory systems and across this spectrum of technologies <text:s/>.</text:span>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The variety of technologies are used to implement memory systems and across this spectrum of technologies" svg:font-family="'The variety of technologies are used to implement memory systems and across this spectrum of technologies'"/>
    <style:font-face style:name="Time" svg:font-family="Time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Gubbi" svg:font-family="Gubbi" style:font-pitch="variable"/>
    <style:font-face style:name="Jamrul" svg:font-family="Jamrul" style:font-adornments="Normal" style:font-pitch="variable"/>
    <style:font-face style:name="Purisa" svg:font-family="Purisa" style:font-pitch="variable"/>
    <style:font-face style:name="Samanata" svg:font-family="Samanata" style:font-pitch="variable"/>
    <style:font-face style:name="Tibetan Machine Uni" svg:font-family="'Tibetan Machine Uni'" style:font-pitch="variable"/>
    <style:font-face style:name="Waree" svg:font-family="Waree" style:font-pitch="variable"/>
    <style:font-face style:name="Yrsa Light" svg:font-family="'Yrsa Light'" style:font-pitch="variable"/>
    <style:font-face style:name="Yrsa Medium1" svg:font-family="'Yrsa Medium'" style:font-pitch="variable"/>
    <style:font-face style:name="Yrsa Medium" svg:font-family="'Yrsa Medium'" style:font-adornments="Medium" style:font-pitch="variable"/>
    <style:font-face style:name="padmaa-Bold.1.1" svg:font-family="padmaa-Bold.1.1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loext:graphic-properties draw:fill="none"/>
      <style:paragraph-properties fo:margin-left="0.3118in" fo:margin-right="0in" fo:margin-top="0in" fo:margin-bottom="0.111in" loext:contextual-spacing="true" fo:line-height="200%" fo:text-align="center" style:justify-single-word="false" fo:orphans="2" fo:widows="2" fo:text-indent="0in" style:auto-text-indent="false" fo:background-color="transparent" style:writing-mode="lr-tb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5311in" style:type="center"/>
          <style:tab-stop style:position="7.0626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5311in" style:type="center"/>
          <style:tab-stop style:position="7.062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5311in" style:type="center"/>
          <style:tab-stop style:position="7.0626in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4374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ohamed</meta:initial-creator>
    <meta:editing-cycles>3</meta:editing-cycles>
    <meta:creation-date>2020-03-23T19:27:00</meta:creation-date>
    <dc:date>2020-03-26T13:57:23.864068029</dc:date>
    <meta:editing-duration>PT16M55S</meta:editing-duration>
    <meta:generator>LibreOffice/6.3.4.2$Linux_X86_64 LibreOffice_project/30$Build-2</meta:generator>
    <meta:document-statistic meta:table-count="0" meta:image-count="0" meta:object-count="0" meta:page-count="1" meta:paragraph-count="8" meta:word-count="119" meta:character-count="702" meta:non-whitespace-character-count="57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